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automatic-styles>
    <style:style style:family="paragraph" style:name="af2bb0e">
      <style:paragraph-properties/>
    </style:style>
    <style:style style:family="paragraph" style:name="a11909b">
      <style:paragraph-properties/>
    </style:style>
    <style:style style:family="paragraph" style:name="a57f9a3">
      <style:paragraph-properties/>
    </style:style>
    <style:style style:family="paragraph" style:name="add1eda">
      <style:paragraph-properties/>
      <style:text-properties fo:font-size="11pt" fo:font-weight="bold" style:font-name-asian="Cambria" style:font-size-asian="11pt" style:font-weight-asian="bold"/>
    </style:style>
    <style:style style:family="table-cell" style:name="a704936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590e68">
      <style:paragraph-properties/>
      <style:text-properties fo:font-size="11pt" style:font-name-asian="Cambria" style:font-size-asian="11pt"/>
    </style:style>
    <style:style style:family="table-cell" style:name="a78d105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0a075">
      <style:paragraph-properties/>
      <style:text-properties fo:font-size="11pt" style:font-name-asian="Cambria" style:font-size-asian="11pt"/>
    </style:style>
    <style:style style:family="table-cell" style:name="a5fd8fc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7feb24">
      <style:paragraph-properties/>
      <style:text-properties fo:font-size="11pt" style:font-name-asian="Cambria" style:font-size-asian="11pt"/>
    </style:style>
    <style:style style:family="table-cell" style:name="ae7ca94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11d55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4c6f11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8491ea">
      <style:paragraph-properties/>
      <style:text-properties fo:country="DE" fo:font-size="11pt" fo:language="de" style:font-name-asian="Cambria" style:font-size-asian="11pt"/>
    </style:style>
    <style:style style:family="table-cell" style:name="a2b8c38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2c2cdd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paragraph" style:name="ad585fa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80afb9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ac5cb6">
      <style:paragraph-properties/>
      <style:text-properties fo:country="DE" fo:font-size="11pt" fo:language="de" style:font-name-asian="Cambria" style:font-size-asian="11pt"/>
    </style:style>
    <style:style style:family="table-cell" style:name="a85322f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8c7cfb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4cf6e5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449f07">
      <style:paragraph-properties/>
      <style:text-properties fo:country="DE" fo:font-size="11pt" fo:language="de" style:font-name-asian="Cambria" style:font-size-asian="11pt"/>
    </style:style>
    <style:style style:family="paragraph" style:name="ae9abc3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2da952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27084f">
      <style:paragraph-properties/>
      <style:text-properties fo:country="DE" fo:font-size="11pt" fo:language="de" style:font-name-asian="Cambria" style:font-size-asian="11pt"/>
    </style:style>
    <style:style style:family="table-cell" style:name="afa6af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8bebd2">
      <style:table-row-properties style:row-height="25.01mm"/>
    </style:style>
    <style:style style:family="paragraph" style:name="abe4fbd">
      <style:paragraph-properties/>
      <style:text-properties fo:country="DE" fo:font-size="11pt" fo:language="de" style:font-name-asian="Cambria" style:font-size-asian="11pt"/>
    </style:style>
    <style:style style:family="table-cell" style:name="ad3d876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32917">
      <style:paragraph-properties/>
      <style:text-properties fo:background-color="#FF0000" fo:country="DE" fo:font-size="11pt" fo:language="de" style:font-name-asian="Cambria" style:font-size-asian="11pt"/>
    </style:style>
    <style:style style:family="paragraph" style:name="a852f82">
      <style:paragraph-properties/>
      <style:text-properties fo:background-color="#FF0000" fo:country="DE" fo:font-size="11pt" fo:language="de" style:font-name-asian="Cambria" style:font-size-asian="11pt"/>
    </style:style>
    <style:style style:family="table-cell" style:name="a0e0c5a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dc2655">
      <style:paragraph-properties/>
      <style:text-properties fo:font-size="11pt" style:font-name-asian="Cambria" style:font-size-asian="11pt"/>
    </style:style>
    <style:style style:family="table-cell" style:name="a535800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2f4af2">
      <style:table-row-properties style:row-height="40.01mm"/>
    </style:style>
    <style:style style:family="table-column" style:name="aa76ec7">
      <style:table-column-properties style:rel-column-width="25*"/>
    </style:style>
    <style:style style:family="table" style:name="a7bda0e">
      <style:table-properties fo:margin-left="0.0mm" style:rel-width="100%"/>
    </style:style>
    <style:style style:family="paragraph" style:name="a35e0e1">
      <style:paragraph-properties/>
    </style:style>
    <style:style style:family="paragraph" style:name="a7d600f">
      <style:paragraph-properties/>
    </style:style>
    <style:style style:family="paragraph" style:name="a60d0a5">
      <style:paragraph-properties/>
    </style:style>
    <style:style style:family="paragraph" style:name="ab06168">
      <style:paragraph-properties/>
    </style:style>
    <style:style style:family="paragraph" style:name="ab7a164">
      <style:paragraph-properties/>
      <style:text-properties fo:color="#000000" fo:country="DE" fo:language="de" style:font-name-asian="Cambria" style:font-size-asian="11pt"/>
    </style:style>
    <style:style style:family="table-cell" style:name="aca5637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7bac5b">
      <style:paragraph-properties/>
      <style:text-properties fo:color="#000000" fo:country="DE" fo:language="de" style:font-name-asian="Cambria" style:font-size-asian="11pt"/>
    </style:style>
    <style:style style:family="table-cell" style:name="a7d601f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1d10de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0b08b3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95fa33">
      <style:table-row-properties style:row-height="15.01mm"/>
    </style:style>
    <style:style style:family="paragraph" style:name="a0249ff">
      <style:paragraph-properties/>
      <style:text-properties fo:color="#000000" fo:country="DE" fo:language="de" style:font-name-asian="Cambria" style:font-size-asian="11pt"/>
    </style:style>
    <style:style style:family="table-cell" style:name="a1926cf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2161f5">
      <style:paragraph-properties/>
      <style:text-properties fo:color="#000000" fo:country="DE" fo:language="de" style:font-name-asian="Cambria" style:font-size-asian="11pt"/>
    </style:style>
    <style:style style:family="table-cell" style:name="a9e59c3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56bcd0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15e8b7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34d9b4">
      <style:table-row-properties style:row-height="15.01mm"/>
    </style:style>
    <style:style style:family="paragraph" style:name="a810da4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56b019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904534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740bd1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610f7f">
      <style:paragraph-properties/>
      <style:text-properties fo:color="#000000" fo:country="DE" fo:font-weight="bold" fo:language="de" style:font-name="Adobe Caslon Pro" style:font-name-asian="Cambria" style:font-size-asian="11pt" style:font-weight-asian="bold" style:font-weight-complex="bold"/>
    </style:style>
    <style:style style:family="table-cell" style:name="a92d0aa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522277">
      <style:table-row-properties style:row-height="15.01mm"/>
    </style:style>
    <style:style style:family="table-column" style:name="a7a5e09">
      <style:table-column-properties style:rel-column-width="33*"/>
    </style:style>
    <style:style style:family="table" style:name="ae5c262">
      <style:table-properties fo:margin-left="0.0mm" style:rel-width="100%"/>
    </style:style>
    <style:style style:family="paragraph" style:name="a7c9df7">
      <style:paragraph-properties/>
    </style:style>
    <style:style style:family="paragraph" style:name="a36c603">
      <style:paragraph-properties/>
    </style:style>
    <style:style style:family="paragraph" style:name="ac3ea7c">
      <style:paragraph-properties/>
      <style:text-properties fo:font-size="11pt" style:font-name-asian="Cambria" style:font-size-asian="11pt"/>
    </style:style>
    <style:style style:family="table-cell" style:name="a730971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a11f4a">
      <style:paragraph-properties/>
      <style:text-properties fo:font-size="11pt" style:font-name-asian="Cambria" style:font-size-asian="11pt"/>
    </style:style>
    <style:style style:family="table-cell" style:name="a1efbbd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212506">
      <style:paragraph-properties/>
      <style:text-properties fo:font-size="11pt" style:font-name-asian="Cambria" style:font-size-asian="11pt"/>
    </style:style>
    <style:style style:family="table-cell" style:name="a06c8d6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5846bf">
      <style:table-row-properties style:row-height="10.0mm"/>
    </style:style>
    <style:style style:family="paragraph" style:name="acba251">
      <style:paragraph-properties/>
      <style:text-properties fo:font-size="11pt" style:font-name-asian="Cambria" style:font-size-asian="11pt"/>
    </style:style>
    <style:style style:family="table-cell" style:name="afaf15d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f41712">
      <style:paragraph-properties/>
      <style:text-properties fo:font-size="11pt" style:font-name-asian="Cambria" style:font-size-asian="11pt"/>
    </style:style>
    <style:style style:family="table-cell" style:name="aba5810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7e82e5">
      <style:paragraph-properties/>
      <style:text-properties fo:font-size="11pt" style:font-name-asian="Cambria" style:font-size-asian="11pt"/>
    </style:style>
    <style:style style:family="table-cell" style:name="a6f2010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c9a494">
      <style:table-row-properties style:row-height="10.0mm"/>
    </style:style>
    <style:style style:family="paragraph" style:name="aefe935">
      <style:paragraph-properties/>
      <style:text-properties fo:font-size="11pt" style:font-name-asian="Cambria" style:font-size-asian="11pt"/>
    </style:style>
    <style:style style:family="table-cell" style:name="a829a12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dc8842">
      <style:paragraph-properties/>
      <style:text-properties fo:font-size="11pt" style:font-name-asian="Cambria" style:font-size-asian="11pt"/>
    </style:style>
    <style:style style:family="table-cell" style:name="a5e1fa2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0c52d1">
      <style:paragraph-properties/>
      <style:text-properties fo:font-size="11pt" style:font-name-asian="Cambria" style:font-size-asian="11pt"/>
    </style:style>
    <style:style style:family="table-cell" style:name="a16383f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5d344b">
      <style:table-row-properties style:row-height="10.0mm"/>
    </style:style>
    <style:style style:family="table-column" style:name="a429a92">
      <style:table-column-properties style:rel-column-width="33*"/>
    </style:style>
    <style:style style:family="table" style:name="a95a66a">
      <style:table-properties fo:margin-left="0.0mm" style:rel-width="100%"/>
    </style:style>
    <style:style style:family="paragraph" style:name="aa29f3c">
      <style:paragraph-properties/>
    </style:style>
    <style:style style:family="paragraph" style:name="aec5710">
      <style:paragraph-properties/>
    </style:style>
    <style:style style:family="paragraph" style:name="ab83a53">
      <style:paragraph-properties/>
    </style:style>
    <style:style style:family="paragraph" style:name="aa88081">
      <style:paragraph-properties/>
    </style:style>
    <style:style style:family="paragraph" style:name="ab6033a">
      <style:paragraph-properties fo:text-align="center"/>
      <style:text-properties fo:color="#000000" fo:country="DE" fo:font-size="11pt" fo:language="de" style:font-size-asian="11pt"/>
    </style:style>
    <style:style style:family="table-cell" style:name="a8d0049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bbb34c">
      <style:paragraph-properties fo:text-align="center"/>
      <style:text-properties fo:color="#000000" fo:country="DE" fo:font-size="11pt" fo:language="de" style:font-size-asian="11pt"/>
    </style:style>
    <style:style style:family="table-cell" style:name="a494c6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61504">
      <style:paragraph-properties fo:text-align="center"/>
      <style:text-properties fo:color="#000000" fo:country="DE" fo:font-size="11pt" fo:language="de" style:font-size-asian="11pt"/>
    </style:style>
    <style:style style:family="table-cell" style:name="ab5c57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65a7f">
      <style:paragraph-properties fo:text-align="center"/>
      <style:text-properties fo:color="#000000" fo:country="DE" fo:font-size="11pt" fo:language="de" style:font-size-asian="11pt"/>
    </style:style>
    <style:style style:family="table-cell" style:name="aefcfe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fa7b99">
      <style:paragraph-properties fo:text-align="center"/>
      <style:text-properties fo:color="#000000" fo:country="DE" fo:font-size="11pt" fo:language="de" style:font-size-asian="11pt"/>
    </style:style>
    <style:style style:family="table-cell" style:name="a8cd5b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9d104">
      <style:paragraph-properties/>
      <style:text-properties fo:color="#000000" fo:country="DE" fo:font-size="11pt" fo:language="de" style:font-size-asian="11pt"/>
    </style:style>
    <style:style style:family="table-cell" style:name="aad14df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4fe307">
      <style:table-row-properties style:row-height="6.77mm"/>
    </style:style>
    <style:style style:family="paragraph" style:name="a1f2e92">
      <style:paragraph-properties fo:text-align="center"/>
      <style:text-properties fo:color="#000000" fo:country="DE" fo:font-size="11pt" fo:language="de" style:font-size-asian="11pt"/>
    </style:style>
    <style:style style:family="table-cell" style:name="a288fd4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77065d">
      <style:paragraph-properties fo:text-align="center"/>
      <style:text-properties fo:color="#000000" fo:country="DE" fo:font-size="11pt" fo:language="de" style:font-size-asian="11pt"/>
    </style:style>
    <style:style style:family="table-cell" style:name="acd869f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b4e727">
      <style:paragraph-properties fo:text-align="center"/>
      <style:text-properties fo:color="#000000" fo:country="DE" fo:font-size="11pt" fo:language="de" style:font-size-asian="11pt"/>
    </style:style>
    <style:style style:family="table-cell" style:name="a42d9e2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2857e7">
      <style:paragraph-properties fo:text-align="center"/>
      <style:text-properties fo:color="#000000" fo:country="DE" fo:font-size="11pt" fo:language="de" style:font-size-asian="11pt"/>
    </style:style>
    <style:style style:family="table-cell" style:name="a285c79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b3c8b3">
      <style:paragraph-properties fo:text-align="center"/>
      <style:text-properties fo:color="#000000" fo:country="DE" fo:font-size="11pt" fo:language="de" style:font-size-asian="11pt"/>
    </style:style>
    <style:style style:family="table-cell" style:name="a9cda8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e8c56">
      <style:paragraph-properties/>
      <style:text-properties fo:color="#000000" fo:country="DE" fo:font-size="11pt" fo:language="de" style:font-size-asian="11pt"/>
    </style:style>
    <style:style style:family="table-cell" style:name="ac8483f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28a98a">
      <style:table-row-properties style:row-height="6.77mm"/>
    </style:style>
    <style:style style:family="paragraph" style:name="a27f62e">
      <style:paragraph-properties fo:text-align="center"/>
      <style:text-properties fo:color="#000000" fo:country="DE" fo:font-size="11pt" fo:language="de" style:font-size-asian="11pt"/>
    </style:style>
    <style:style style:family="table-cell" style:name="a133298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94fb58">
      <style:paragraph-properties fo:text-align="center"/>
      <style:text-properties fo:color="#000000" fo:country="DE" fo:font-size="11pt" fo:language="de" style:font-size-asian="11pt"/>
    </style:style>
    <style:style style:family="table-cell" style:name="a0f40f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69379">
      <style:paragraph-properties fo:text-align="center"/>
      <style:text-properties fo:color="#000000" fo:country="DE" fo:font-size="11pt" fo:language="de" style:font-size-asian="11pt"/>
    </style:style>
    <style:style style:family="table-cell" style:name="a58ae3a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b96850">
      <style:paragraph-properties fo:text-align="center"/>
      <style:text-properties fo:color="#000000" fo:country="DE" fo:font-size="11pt" fo:language="de" style:font-size-asian="11pt"/>
    </style:style>
    <style:style style:family="table-cell" style:name="ac76a1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6e27e">
      <style:paragraph-properties fo:text-align="center"/>
      <style:text-properties fo:color="#000000" fo:country="DE" fo:font-size="11pt" fo:language="de" style:font-size-asian="11pt"/>
    </style:style>
    <style:style style:family="table-cell" style:name="a0621ca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def9e">
      <style:paragraph-properties/>
      <style:text-properties fo:color="#000000" fo:country="DE" fo:font-size="11pt" fo:language="de" style:font-size-asian="11pt"/>
    </style:style>
    <style:style style:family="table-cell" style:name="ad60b15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9e6880">
      <style:table-row-properties style:row-height="6.77mm"/>
    </style:style>
    <style:style style:family="paragraph" style:name="ad95100">
      <style:paragraph-properties fo:text-align="center"/>
      <style:text-properties fo:color="#000000" fo:country="DE" fo:font-size="11pt" fo:language="de" style:font-size-asian="11pt"/>
    </style:style>
    <style:style style:family="table-cell" style:name="ad2abb7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1717d6">
      <style:paragraph-properties fo:text-align="center"/>
      <style:text-properties fo:color="#000000" fo:country="DE" fo:font-size="11pt" fo:language="de" style:font-size-asian="11pt"/>
    </style:style>
    <style:style style:family="table-cell" style:name="a9555e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a890c0">
      <style:paragraph-properties fo:text-align="center"/>
      <style:text-properties fo:color="#000000" fo:country="DE" fo:font-size="11pt" fo:language="de" style:font-size-asian="11pt"/>
    </style:style>
    <style:style style:family="table-cell" style:name="a34826c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e564df">
      <style:paragraph-properties fo:text-align="center"/>
      <style:text-properties fo:color="#000000" fo:country="DE" fo:font-size="11pt" fo:language="de" style:font-size-asian="11pt"/>
    </style:style>
    <style:style style:family="table-cell" style:name="a2dec7d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2a1ae3">
      <style:paragraph-properties fo:text-align="center"/>
      <style:text-properties fo:color="#000000" fo:country="DE" fo:font-size="11pt" fo:language="de" style:font-size-asian="11pt"/>
    </style:style>
    <style:style style:family="table-cell" style:name="a40e19d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74416c">
      <style:paragraph-properties/>
      <style:text-properties fo:color="#000000" fo:country="DE" fo:font-size="11pt" fo:language="de" style:font-size-asian="11pt"/>
    </style:style>
    <style:style style:family="table-cell" style:name="ac97c20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995bd7">
      <style:table-row-properties style:row-height="6.77mm"/>
    </style:style>
    <style:style style:family="paragraph" style:name="acd4d3b">
      <style:paragraph-properties fo:text-align="center"/>
      <style:text-properties fo:color="#000000" fo:country="DE" fo:font-size="11pt" fo:language="de" style:font-size-asian="11pt"/>
    </style:style>
    <style:style style:family="table-cell" style:name="aa60e22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f9bb96">
      <style:paragraph-properties fo:text-align="center"/>
      <style:text-properties fo:color="#000000" fo:country="DE" fo:font-size="11pt" fo:language="de" style:font-size-asian="11pt"/>
    </style:style>
    <style:style style:family="table-cell" style:name="ade100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1249a">
      <style:paragraph-properties fo:text-align="center"/>
      <style:text-properties fo:color="#000000" fo:country="DE" fo:font-size="11pt" fo:language="de" style:font-size-asian="11pt"/>
    </style:style>
    <style:style style:family="table-cell" style:name="a1246b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7283d0">
      <style:paragraph-properties fo:text-align="center"/>
      <style:text-properties fo:color="#000000" fo:country="DE" fo:font-size="11pt" fo:language="de" style:font-size-asian="11pt"/>
    </style:style>
    <style:style style:family="table-cell" style:name="a4c4739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14510">
      <style:paragraph-properties fo:text-align="center"/>
      <style:text-properties fo:color="#000000" fo:country="DE" fo:font-size="11pt" fo:language="de" style:font-size-asian="11pt"/>
    </style:style>
    <style:style style:family="table-cell" style:name="aacb43e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5d336c">
      <style:paragraph-properties/>
      <style:text-properties fo:color="#000000" fo:country="DE" fo:font-size="11pt" fo:language="de" style:font-size-asian="11pt"/>
    </style:style>
    <style:style style:family="table-cell" style:name="a5fa354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866fea">
      <style:table-row-properties style:row-height="6.77mm"/>
    </style:style>
    <style:style style:family="paragraph" style:name="a96be7e">
      <style:paragraph-properties fo:text-align="center"/>
      <style:text-properties fo:color="#000000" fo:country="DE" fo:font-size="11pt" fo:language="de" style:font-size-asian="11pt"/>
    </style:style>
    <style:style style:family="table-cell" style:name="ab4409b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f76988">
      <style:paragraph-properties fo:text-align="center"/>
      <style:text-properties fo:color="#000000" fo:country="DE" fo:font-size="11pt" fo:language="de" style:font-size-asian="11pt"/>
    </style:style>
    <style:style style:family="table-cell" style:name="a7899a8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1311da">
      <style:paragraph-properties fo:text-align="center"/>
      <style:text-properties fo:color="#000000" fo:country="DE" fo:font-size="11pt" fo:language="de" style:font-size-asian="11pt"/>
    </style:style>
    <style:style style:family="table-cell" style:name="adabf3f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943ad7">
      <style:paragraph-properties fo:text-align="center"/>
      <style:text-properties fo:color="#000000" fo:country="DE" fo:font-size="11pt" fo:language="de" style:font-size-asian="11pt"/>
    </style:style>
    <style:style style:family="table-cell" style:name="ac28897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5b1033">
      <style:paragraph-properties fo:text-align="center"/>
      <style:text-properties fo:color="#000000" fo:country="DE" fo:font-size="11pt" fo:language="de" style:font-size-asian="11pt"/>
    </style:style>
    <style:style style:family="table-cell" style:name="ac8e16b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eb8a96">
      <style:paragraph-properties/>
      <style:text-properties fo:color="#000000" fo:country="DE" fo:font-size="11pt" fo:language="de" style:font-size-asian="11pt"/>
    </style:style>
    <style:style style:family="table-cell" style:name="a2268aa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34c291">
      <style:table-row-properties style:row-height="6.77mm"/>
    </style:style>
    <style:style style:family="table-column" style:name="ae3b829">
      <style:table-column-properties style:rel-column-width="16*"/>
    </style:style>
    <style:style style:family="table-column" style:name="ad028c0">
      <style:table-column-properties style:rel-column-width="17*"/>
    </style:style>
    <style:style style:family="table-column" style:name="ae53aaf">
      <style:table-column-properties style:rel-column-width="16*"/>
    </style:style>
    <style:style style:family="table" style:name="a9f418f">
      <style:table-properties fo:margin-left="0.0mm" style:rel-width="100%"/>
    </style:style>
    <style:style style:family="paragraph" style:name="aebba95">
      <style:paragraph-properties/>
    </style:style>
    <style:style style:family="paragraph" style:name="af2760d">
      <style:paragraph-properties/>
    </style:style>
    <style:style style:family="paragraph" style:name="afc44d2">
      <style:paragraph-properties/>
    </style:style>
    <style:style style:family="paragraph" style:name="abacaaa">
      <style:paragraph-properties/>
      <style:text-properties fo:country="DE" fo:font-size="11pt" fo:language="de" style:font-name-asian="Cambria" style:font-size-asian="11pt"/>
    </style:style>
    <style:style style:family="table-cell" style:name="a5ad94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617e8">
      <style:paragraph-properties/>
      <style:text-properties fo:country="DE" fo:font-size="11pt" fo:language="de" style:font-name-asian="Cambria" style:font-size-asian="11pt"/>
    </style:style>
    <style:style style:family="table-cell" style:name="a44ea6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8f84f">
      <style:paragraph-properties/>
      <style:text-properties fo:country="DE" fo:font-size="11pt" fo:language="de" style:font-name-asian="Cambria" style:font-size-asian="11pt"/>
    </style:style>
    <style:style style:family="table-cell" style:name="a10240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e4223">
      <style:paragraph-properties/>
      <style:text-properties fo:country="DE" fo:font-size="11pt" fo:language="de" style:font-name-asian="Cambria" style:font-size-asian="11pt"/>
    </style:style>
    <style:style style:family="table-cell" style:name="aac912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0d2c2">
      <style:table-row-properties style:row-height="10.0mm"/>
    </style:style>
    <style:style style:family="paragraph" style:name="a4447ea">
      <style:paragraph-properties/>
      <style:text-properties fo:country="DE" fo:font-size="11pt" fo:language="de" style:font-name-asian="Cambria" style:font-size-asian="11pt"/>
    </style:style>
    <style:style style:family="table-cell" style:name="adcec8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37978">
      <style:paragraph-properties/>
      <style:text-properties fo:country="DE" fo:font-size="11pt" fo:language="de" style:font-name-asian="Cambria" style:font-size-asian="11pt"/>
    </style:style>
    <style:style style:family="table-cell" style:name="a89afd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76b89">
      <style:paragraph-properties/>
      <style:text-properties fo:country="DE" fo:font-size="11pt" fo:language="de" style:font-name-asian="Cambria" style:font-size-asian="11pt"/>
    </style:style>
    <style:style style:family="table-cell" style:name="a348a49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2b03c">
      <style:paragraph-properties/>
      <style:text-properties fo:country="DE" fo:font-size="11pt" fo:language="de" style:font-name-asian="Cambria" style:font-size-asian="11pt"/>
    </style:style>
    <style:style style:family="table-cell" style:name="a1f177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62fcb">
      <style:table-row-properties style:row-height="10.0mm"/>
    </style:style>
    <style:style style:family="paragraph" style:name="ad71900">
      <style:paragraph-properties/>
      <style:text-properties fo:country="DE" fo:font-size="11pt" fo:language="de" style:font-name-asian="Cambria" style:font-size-asian="11pt"/>
    </style:style>
    <style:style style:family="table-cell" style:name="a027ff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722f8">
      <style:paragraph-properties/>
      <style:text-properties fo:country="DE" fo:font-size="11pt" fo:language="de" style:font-name-asian="Cambria" style:font-size-asian="11pt"/>
    </style:style>
    <style:style style:family="table-cell" style:name="a78dace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09ddb">
      <style:paragraph-properties/>
      <style:text-properties fo:country="DE" fo:font-size="11pt" fo:language="de" style:font-name-asian="Cambria" style:font-size-asian="11pt"/>
    </style:style>
    <style:style style:family="table-cell" style:name="ab0072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40d31">
      <style:paragraph-properties/>
      <style:text-properties fo:country="DE" fo:font-size="11pt" fo:language="de" style:font-name-asian="Cambria" style:font-size-asian="11pt"/>
    </style:style>
    <style:style style:family="table-cell" style:name="a5cf33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766655">
      <style:table-row-properties style:row-height="20.0mm"/>
    </style:style>
    <style:style style:family="paragraph" style:name="af9d9e5">
      <style:paragraph-properties/>
      <style:text-properties fo:country="DE" fo:font-size="11pt" fo:language="de" style:font-name-asian="Cambria" style:font-size-asian="11pt"/>
    </style:style>
    <style:style style:family="table-cell" style:name="ae0e986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ed1c5">
      <style:paragraph-properties/>
      <style:text-properties fo:country="DE" fo:font-size="11pt" fo:language="de" style:font-name-asian="Cambria" style:font-size-asian="11pt"/>
    </style:style>
    <style:style style:family="table-cell" style:name="a97a2d2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cd4f8">
      <style:paragraph-properties/>
      <style:text-properties fo:country="DE" fo:font-size="11pt" fo:language="de" style:font-name-asian="Cambria" style:font-size-asian="11pt"/>
    </style:style>
    <style:style style:family="table-cell" style:name="a48b7a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5ef40">
      <style:paragraph-properties/>
      <style:text-properties fo:country="DE" fo:font-size="11pt" fo:language="de" style:font-name-asian="Cambria" style:font-size-asian="11pt"/>
    </style:style>
    <style:style style:family="table-cell" style:name="aa7311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938820">
      <style:table-row-properties style:row-height="10.0mm"/>
    </style:style>
    <style:style style:family="table-column" style:name="a8e4a19">
      <style:table-column-properties style:rel-column-width="25*"/>
    </style:style>
    <style:style style:family="table" style:name="afbf4b1">
      <style:table-properties fo:margin-left="0.0mm" style:rel-width="100%"/>
    </style:style>
    <style:style style:family="paragraph" style:name="ab9ac6f">
      <style:paragraph-properties/>
    </style:style>
    <style:style style:family="paragraph" style:name="a9bddb9">
      <style:paragraph-properties/>
    </style:style>
    <style:style style:family="paragraph" style:name="a6ab5b1">
      <style:paragraph-properties/>
    </style:style>
    <style:style style:family="paragraph" style:name="ae3d3ed">
      <style:paragraph-properties/>
    </style:style>
    <style:style style:family="table" style:name="a873021">
      <style:table-properties fo:margin-left="0.0mm" style:rel-width="100%"/>
    </style:style>
    <style:style style:family="table-column" style:name="a613b69">
      <style:table-column-properties style:rel-column-width="25*"/>
    </style:style>
  </office:automatic-styles>
  <office:body>
    <office:text>
      <text:p text:style-name="ae3d3ed">Tables</text:p>
      <text:p text:style-name="a6ab5b1">Examples</text:p>
      <text:h text:outline-level="2" text:style-name="a9bddb9">Table with different background colors (hard coded)</text:h>
      <text:p text:style-name="ab9ac6f"/>
      <table:table table:style-name="a873021">
        <table:table-column table:number-columns-repeated="3" table:style-name="a613b69"/>
        <table:table-row table:style-name="a938820">
          <table:table-cell table:style-name="a48b7a5">
            <text:p text:style-name="a8cd4f8">2</text:p>
          </table:table-cell>
          <table:table-cell table:style-name="a97a2d2">
            <text:p text:style-name="a0ed1c5">3</text:p>
          </table:table-cell>
          <table:table-cell table:style-name="ae0e986">
            <text:p text:style-name="af9d9e5">4</text:p>
          </table:table-cell>
        </table:table-row>
        <table:table-row table:style-name="a766655">
          <table:table-cell table:style-name="ab00728">
            <text:p text:style-name="ae09ddb">6</text:p>
          </table:table-cell>
          <table:table-cell table:style-name="a78dace">
            <text:p text:style-name="ac722f8">7</text:p>
          </table:table-cell>
          <table:table-cell table:style-name="a027ffa">
            <text:p text:style-name="ad71900">8</text:p>
          </table:table-cell>
        </table:table-row>
        <table:table-row table:style-name="a562fcb">
          <table:table-cell table:style-name="a348a49">
            <text:p text:style-name="a776b89">10</text:p>
          </table:table-cell>
          <table:table-cell table:style-name="a89afd9">
            <text:p text:style-name="aa37978">11</text:p>
          </table:table-cell>
          <table:table-cell table:style-name="adcec8d">
            <text:p text:style-name="a4447ea">12</text:p>
          </table:table-cell>
        </table:table-row>
        <table:table-row table:style-name="a20d2c2">
          <table:table-cell table:style-name="a10240a">
            <text:p text:style-name="a38f84f">14</text:p>
          </table:table-cell>
          <table:table-cell table:style-name="a44ea6f">
            <text:p text:style-name="a5617e8">15</text:p>
          </table:table-cell>
          <table:table-cell table:style-name="a5ad947">
            <text:p text:style-name="abacaaa">16</text:p>
          </table:table-cell>
        </table:table-row>
      </table:table>
      <text:p text:style-name="afc44d2"/>
      <text:h text:outline-level="2" text:style-name="af2760d">Table with different background colors (theme, toggle background)</text:h>
      <text:p text:style-name="aebba95"/>
      <table:table table:style-name="a9f418f">
        <table:table-column table:style-name="ae53aaf"/>
        <table:table-column table:number-columns-repeated="4" table:style-name="ad028c0"/>
        <table:table-column table:style-name="ae3b829"/>
        <table:table-row table:style-name="a34c291">
          <table:table-cell table:style-name="a2268aa">
            <text:p text:style-name="aeb8a96">Point</text:p>
          </table:table-cell>
          <table:table-cell table:style-name="ac8e16b">
            <text:p text:style-name="a5b1033">Point A</text:p>
          </table:table-cell>
          <table:table-cell table:style-name="ac28897">
            <text:p text:style-name="a943ad7">Point B</text:p>
          </table:table-cell>
          <table:table-cell table:style-name="adabf3f">
            <text:p text:style-name="a1311da">Point C</text:p>
          </table:table-cell>
          <table:table-cell table:style-name="a7899a8">
            <text:p text:style-name="af76988">Point D</text:p>
          </table:table-cell>
          <table:table-cell table:style-name="ab4409b">
            <text:p text:style-name="a96be7e">Point E</text:p>
          </table:table-cell>
        </table:table-row>
        <table:table-row table:style-name="a866fea">
          <table:table-cell table:style-name="a5fa354">
            <text:p text:style-name="a5d336c">Point A</text:p>
          </table:table-cell>
          <table:table-cell table:style-name="aacb43e">
            <text:p text:style-name="ae14510">—</text:p>
          </table:table-cell>
          <table:table-cell table:style-name="a4c4739">
            <text:p text:style-name="a7283d0"/>
          </table:table-cell>
          <table:table-cell table:style-name="a1246b5">
            <text:p text:style-name="a31249a"/>
          </table:table-cell>
          <table:table-cell table:style-name="ade100d">
            <text:p text:style-name="af9bb96"/>
          </table:table-cell>
          <table:table-cell table:style-name="aa60e22">
            <text:p text:style-name="acd4d3b"/>
          </table:table-cell>
        </table:table-row>
        <table:table-row table:style-name="a995bd7">
          <table:table-cell table:style-name="ac97c20">
            <text:p text:style-name="a74416c">Point B</text:p>
          </table:table-cell>
          <table:table-cell table:style-name="a40e19d">
            <text:p text:style-name="a2a1ae3">87</text:p>
          </table:table-cell>
          <table:table-cell table:style-name="a2dec7d">
            <text:p text:style-name="ae564df">—</text:p>
          </table:table-cell>
          <table:table-cell table:style-name="a34826c">
            <text:p text:style-name="aa890c0"/>
          </table:table-cell>
          <table:table-cell table:style-name="a9555e4">
            <text:p text:style-name="a1717d6"/>
          </table:table-cell>
          <table:table-cell table:style-name="ad2abb7">
            <text:p text:style-name="ad95100"/>
          </table:table-cell>
        </table:table-row>
        <table:table-row table:style-name="a9e6880">
          <table:table-cell table:style-name="ad60b15">
            <text:p text:style-name="addef9e">Point C</text:p>
          </table:table-cell>
          <table:table-cell table:style-name="a0621ca">
            <text:p text:style-name="ad6e27e">64</text:p>
          </table:table-cell>
          <table:table-cell table:style-name="ac76a14">
            <text:p text:style-name="ab96850">56</text:p>
          </table:table-cell>
          <table:table-cell table:style-name="a58ae3a">
            <text:p text:style-name="ad69379">—</text:p>
          </table:table-cell>
          <table:table-cell table:style-name="a0f40fd">
            <text:p text:style-name="a94fb58"/>
          </table:table-cell>
          <table:table-cell table:style-name="a133298">
            <text:p text:style-name="a27f62e"/>
          </table:table-cell>
        </table:table-row>
        <table:table-row table:style-name="a28a98a">
          <table:table-cell table:style-name="ac8483f">
            <text:p text:style-name="a9e8c56">Point D</text:p>
          </table:table-cell>
          <table:table-cell table:style-name="a9cda84">
            <text:p text:style-name="ab3c8b3">37</text:p>
          </table:table-cell>
          <table:table-cell table:style-name="a285c79">
            <text:p text:style-name="a2857e7">32</text:p>
          </table:table-cell>
          <table:table-cell table:style-name="a42d9e2">
            <text:p text:style-name="ab4e727">91</text:p>
          </table:table-cell>
          <table:table-cell table:style-name="acd869f">
            <text:p text:style-name="a77065d">—</text:p>
          </table:table-cell>
          <table:table-cell table:style-name="a288fd4">
            <text:p text:style-name="a1f2e92"/>
          </table:table-cell>
        </table:table-row>
        <table:table-row table:style-name="a4fe307">
          <table:table-cell table:style-name="aad14df">
            <text:p text:style-name="a89d104">Point E</text:p>
          </table:table-cell>
          <table:table-cell table:style-name="a8cd5bc">
            <text:p text:style-name="afa7b99">93</text:p>
          </table:table-cell>
          <table:table-cell table:style-name="aefcfeb">
            <text:p text:style-name="ac65a7f">35</text:p>
          </table:table-cell>
          <table:table-cell table:style-name="ab5c575">
            <text:p text:style-name="ad61504">54</text:p>
          </table:table-cell>
          <table:table-cell table:style-name="a494c66">
            <text:p text:style-name="abbb34c">43</text:p>
          </table:table-cell>
          <table:table-cell table:style-name="a8d0049">
            <text:p text:style-name="ab6033a">—</text:p>
          </table:table-cell>
        </table:table-row>
      </table:table>
      <text:p text:style-name="aa88081"/>
      <text:p text:style-name="ab83a53"/>
      <text:h text:outline-level="2" text:style-name="aec5710">Thick table border, but cell can overrule table border</text:h>
      <text:p text:style-name="aa29f3c"/>
      <table:table table:style-name="a95a66a">
        <table:table-column table:number-columns-repeated="3" table:style-name="a429a92"/>
        <table:table-row table:style-name="a5d344b">
          <table:table-cell table:style-name="a16383f">
            <text:p text:style-name="a0c52d1"/>
          </table:table-cell>
          <table:table-cell table:style-name="a5e1fa2">
            <text:p text:style-name="adc8842"/>
          </table:table-cell>
          <table:table-cell table:style-name="a829a12">
            <text:p text:style-name="aefe935"/>
          </table:table-cell>
        </table:table-row>
        <table:table-row table:style-name="ac9a494">
          <table:table-cell table:style-name="a6f2010">
            <text:p text:style-name="a7e82e5"/>
          </table:table-cell>
          <table:table-cell table:style-name="aba5810">
            <text:p text:style-name="af41712"/>
          </table:table-cell>
          <table:table-cell table:style-name="afaf15d">
            <text:p text:style-name="acba251"/>
          </table:table-cell>
        </table:table-row>
        <table:table-row table:style-name="a5846bf">
          <table:table-cell table:style-name="a06c8d6">
            <text:p text:style-name="a212506"/>
          </table:table-cell>
          <table:table-cell table:style-name="a1efbbd">
            <text:p text:style-name="aa11f4a"/>
          </table:table-cell>
          <table:table-cell table:style-name="a730971">
            <text:p text:style-name="ac3ea7c"/>
          </table:table-cell>
        </table:table-row>
      </table:table>
      <text:p text:style-name="a36c603"/>
      <text:h text:outline-level="2" text:style-name="a7c9df7">Table with background color for top-left, top-right, bottom-left and bottom-right cell</text:h>
      <table:table table:style-name="ae5c262">
        <table:table-column table:number-columns-repeated="3" table:style-name="a7a5e09"/>
        <table:table-row table:style-name="a522277">
          <table:table-cell table:style-name="a92d0aa">
            <text:p text:style-name="a610f7f">Erste Ecke oben links</text:p>
          </table:table-cell>
          <table:table-cell table:style-name="a740bd1">
            <text:p text:style-name="a904534">1</text:p>
          </table:table-cell>
          <table:table-cell table:style-name="a56b019">
            <text:p text:style-name="a810da4">2</text:p>
          </table:table-cell>
        </table:table-row>
        <table:table-row table:style-name="a34d9b4">
          <table:table-cell table:style-name="a15e8b7">
            <text:p text:style-name="a56bcd0">Zweite Ecke oben links</text:p>
          </table:table-cell>
          <table:table-cell table:style-name="a9e59c3">
            <text:p text:style-name="a2161f5">3</text:p>
          </table:table-cell>
          <table:table-cell table:style-name="a1926cf">
            <text:p text:style-name="a0249ff">4</text:p>
          </table:table-cell>
        </table:table-row>
        <table:table-row table:style-name="a95fa33">
          <table:table-cell table:style-name="a0b08b3">
            <text:p text:style-name="a1d10de">Dritte Ecke oben links</text:p>
          </table:table-cell>
          <table:table-cell table:style-name="a7d601f">
            <text:p text:style-name="a7bac5b">5</text:p>
          </table:table-cell>
          <table:table-cell table:style-name="aca5637">
            <text:p text:style-name="ab7a164">6</text:p>
          </table:table-cell>
        </table:table-row>
      </table:table>
      <text:p text:style-name="ab06168"/>
      <text:p text:style-name="a60d0a5"/>
      <text:h text:outline-level="2" text:style-name="a7d600f">Funny Table</text:h>
      <text:p text:style-name="a35e0e1"/>
      <table:table table:style-name="a7bda0e">
        <table:table-column table:number-columns-repeated="4" table:style-name="aa76ec7"/>
        <table:table-row table:style-name="a2f4af2">
          <table:table-cell table:style-name="a535800">
            <text:p text:style-name="adc2655">A big cell with thick border</text:p>
          </table:table-cell>
          <table:table-cell table:style-name="a0e0c5a">
            <text:p text:style-name="a852f82">Para1</text:p>
            <text:p text:style-name="a032917">Para2</text:p>
          </table:table-cell>
          <table:table-cell table:style-name="ad3d876">
            <text:p text:style-name="abe4fbd">Hello world!</text:p>
          </table:table-cell>
        </table:table-row>
        <table:table-row table:style-name="a8bebd2">
          <table:table-cell table:style-name="afa6af6">
            <text:p text:style-name="a27084f"/>
          </table:table-cell>
          <table:table-cell table:style-name="a2da952">
            <text:p text:style-name="ae9abc3">Cell background is green.</text:p>
            <text:p text:style-name="a449f07"/>
          </table:table-cell>
          <table:table-cell table:style-name="a4cf6e5">
            <text:p text:style-name="a8c7cfb"/>
          </table:table-cell>
        </table:table-row>
        <table:table-row>
          <table:table-cell table:style-name="a85322f">
            <text:p text:style-name="aac5cb6"/>
          </table:table-cell>
          <table:table-cell table:style-name="a80afb9">
            <text:p text:style-name="ad585fa">Thick red border</text:p>
            <text:p text:style-name="a2c2cdd"/>
          </table:table-cell>
          <table:table-cell table:style-name="a2b8c38">
            <text:p text:style-name="a8491ea"/>
          </table:table-cell>
          <table:table-cell table:style-name="a4c6f11">
            <text:p text:style-name="ae11d55"/>
          </table:table-cell>
        </table:table-row>
        <table:table-row>
          <table:table-cell table:style-name="ae7ca94">
            <text:p text:style-name="a7feb24">Thick border at bottom of 3 cells</text:p>
          </table:table-cell>
          <table:table-cell table:style-name="a5fd8fc">
            <text:p text:style-name="a40a075"/>
          </table:table-cell>
          <table:table-cell table:style-name="a78d105">
            <text:p text:style-name="a590e68"/>
          </table:table-cell>
          <table:table-cell table:style-name="a704936">
            <text:p text:style-name="add1eda">Normal border here...</text:p>
          </table:table-cell>
        </table:table-row>
      </table:table>
      <text:p text:style-name="a57f9a3"/>
      <text:p text:style-name="a11909b"/>
      <text:p text:style-name="af2bb0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pt" fo:font-style="normal" fo:font-weight="normal" fo:language="en" fo:letter-spacing="normal" style:font-name="Cambria" style:font-name-asian="MS Mincho" style:font-name-complex="Times New Roman" style:font-size-asian="12pt" style:font-style-asian="normal" style:font-style-complex="normal" style:font-weight-asian="normal" style:font-weight-complex="normal" style:text-position="0% 100%"/>
    </style:default-style>
    <style:style style:display-name="Normal" style:family="paragraph" style:name="Normal" style:parent-style-name="default_paragraph_style"/>
    <style:style style:display-name="Subtitle" style:family="paragraph" style:name="Subtitle" style:parent-style-name="Normal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1" style:display-name="Heading 1" style:family="paragraph" style:name="Heading1" style:parent-style-name="Normal">
      <style:paragraph-properties fo:margin-top="8.47mm"/>
      <style:text-properties fo:color="#345A8A" fo:font-size="16pt" fo:font-weight="bold" style:font-name="Calibri" style:font-name-asian="MS Gothic" style:font-name-complex="Times New Roman" style:font-size-asian="16pt" style:font-weight-asian="bold" style:font-weight-complex="bold"/>
    </style:style>
    <style:style style:display-name="Title" style:family="paragraph" style:name="Title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pt" fo:letter-spacing="0.09mm" style:font-name="Calibri" style:font-name-asian="MS Gothic" style:font-name-complex="Times New Roman" style:font-size-asian="26pt"/>
    </style:style>
    <style:style style:default-outline-level="2" style:display-name="Heading 2" style:family="paragraph" style:name="Heading2" style:parent-style-name="Normal">
      <style:paragraph-properties fo:margin-top="3.53mm"/>
      <style:text-properties fo:color="#4F81BD" fo:font-size="13pt" fo:font-weight="bold" style:font-name="Calibri" style:font-name-asian="MS Gothic" style:font-name-complex="Times New Roman" style:font-size-asian="13pt" style:font-weight-asian="bold" style:font-weight-complex="bold"/>
    </style:style>
    <style:style style:display-name="Default Paragraph Font" style:family="text" style:name="DefaultParagraphFont" style:parent-style-name="default_character_style"/>
    <style:style style:display-name="Heading 2 Char" style:family="text" style:name="Heading2Char" style:parent-style-name="DefaultParagraphFont">
      <style:text-properties fo:color="#4F81BD" fo:font-size="13pt" fo:font-weight="bold" style:font-name="Calibri" style:font-name-asian="MS Gothic" style:font-name-complex="Times New Roman" style:font-size-asian="13pt" style:font-weight-asian="bold" style:font-weight-complex="bold"/>
    </style:style>
    <style:style style:display-name="Title Char" style:family="text" style:name="TitleChar" style:parent-style-name="DefaultParagraphFont">
      <style:text-properties fo:color="#17365D" fo:font-size="26pt" fo:letter-spacing="0.09mm" style:font-name="Calibri" style:font-name-asian="MS Gothic" style:font-name-complex="Times New Roman" style:font-size-asian="26pt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1Char" style:parent-style-name="DefaultParagraphFont">
      <style:text-properties fo:color="#345A8A" fo:font-size="16pt" fo:font-weight="bold" style:font-name="Calibri" style:font-name-asian="MS Gothic" style:font-name-complex="Times New Roman" style:font-size-asian="16pt" style:font-weight-asian="bold" style:font-weight-complex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2</dc:date>
    <meta:editing-cycles>2</meta:editing-cycles>
    <meta:editing-duration>PT0.082S</meta:editing-duration>
  </office:meta>
</office:document-meta>
</file>